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ubscriptionRegistryTests.registerSubscriptionWithSelectorNotSuppor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SubscriptionRegistryTests.registerSub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SubscriptionRegistryTests.cacheLimitExcee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ubscriptionRegistryTests.registerSubscriptionWithSelec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SubscriptionRegistryTests.registerSubscriptionWithDestination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ubscriptionRegistryTests.unregisterAllSubscriptions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ubscriptionRegistryTests.sort( List &lt; String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ubscriptionRegistryTests.registerSubscriptionWithDestinationPatternRege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SubscriptionRegistryTests.registerSubscriptionInvalid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SubscriptionRegistryTests.registerSubscriptionTwiceAndUnregi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SubscriptionRegistryTests.registerSubscriptionMultipleSess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SubscriptionRegistryTests.registerSameSubscriptionTw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ubscriptionRegistryTests.registerSubscriptionOneSes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SubscriptionRegistryTests.subscribeMessage( String sessionId , String subscriptionId , String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ubscriptionRegistryTests.unregisterAllSubscrip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SubscriptionRegistryTests.createMessage( String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ubscriptionRegistryTests.registerSubscriptionsWithSimpleAndPatternDestin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DefaultSubscriptionRegistryTests.findSubscriptionsReturnsMapSafeToIt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ubscriptionRegistryTests.findSubscriptionsNo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ubscriptionRegistryTests.unregisterSubscrip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SubscriptionRegistryTests.unsubscribeMessage( String sessionId , String subscrip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ubscriptionRegistryTests.subscribeMessage( String sessionId , String subscriptionId , String dest , String selec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SubscriptionRegistryTests.registerAndUnregisterMultipleDestin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efaultSubscriptionRegistryTests.findSubscriptionsReturnsMapSafeToIterateIncluding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